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303.19pt"/>
    </style:style>
    <style:style style:name="co5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3" table:default-cell-style-name="Default"/>
        <table:table-column table:style-name="co1" table:number-columns-repeated="998" table:default-cell-style-name="Default"/>
        <table:table-row table:style-name="ro1">
          <table:table-cell table:style-name="ce2" office:value-type="string" calcext:value-type="string">
            <text:p>Автотюнинг/Прицепы Фаркопы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/>
          <table:table-cell table:style-name="ce2" office:value-type="string" calcext:value-type="string">
            <text:p>Фаркоп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Автотюнинг/Прицепы Фаркопы/Седельные Устройства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/>
          <table:table-cell table:style-name="ce2" office:value-type="string" calcext:value-type="string">
            <text:p>Фаркоп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Аксессуары/Набор Автомобилиста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Автоаварийный набор</text:p>
          </table:table-cell>
          <table:table-cell table:style-name="ce2" office:value-type="float" office:value="27332699" calcext:value-type="float">
            <text:p>27332699</text:p>
          </table:table-cell>
          <table:table-cell/>
          <table:table-cell table:style-name="ce2" office:value-type="string" calcext:value-type="string">
            <text:p>Аварийный набор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/>
          <table:table-cell table:style-name="ce2" office:value-type="string" calcext:value-type="string">
            <text:p>Светоотражающий жилет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Аксессуары/Щетки Скребки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/>
          <table:table-cell table:style-name="ce2" office:value-type="string" calcext:value-type="string">
            <text:p>Каркасная щетка стеклоочисти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/>
          <table:table-cell table:style-name="ce2" office:value-type="string" calcext:value-type="string">
            <text:p>Автомобильная щетка для снег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/>
          <table:table-cell table:style-name="ce2" office:value-type="string" calcext:value-type="string">
            <text:p>Автомобильная щетка для снег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/>
          <table:table-cell table:style-name="ce2" office:value-type="string" calcext:value-type="string">
            <text:p>Автомобильные моторные масла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/>
          <table:table-cell table:style-name="ce2" office:value-type="string" calcext:value-type="string">
            <text:p>Антифриз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/>
          <table:table-cell table:style-name="ce2" office:value-type="string" calcext:value-type="string">
            <text:p>Герметик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/>
          <table:table-cell table:style-name="ce2" office:value-type="string" calcext:value-type="string">
            <text:p>Автомобильные моторные масла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/>
          <table:table-cell table:style-name="ce2" office:value-type="string" calcext:value-type="string">
            <text:p>Тормозная жидкость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/>
          <table:table-cell table:style-name="ce2" office:value-type="string" calcext:value-type="string">
            <text:p>Трансмиссионное масло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/>
          <table:table-cell table:style-name="ce2" office:value-type="string" calcext:value-type="string">
            <text:p>Трансмиссионное масло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/>
          <table:table-cell table:style-name="ce2" office:value-type="string" calcext:value-type="string">
            <text:p>Гидравлическое масло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/>
          <table:table-cell table:style-name="ce2" office:value-type="string" calcext:value-type="string">
            <text:p>Трансмиссионное масло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/>
          <table:table-cell table:style-name="ce2" office:value-type="string" calcext:value-type="string">
            <text:p>Жидкость стеклоомывателя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/>
          <table:table-cell table:style-name="ce2" office:value-type="string" calcext:value-type="string">
            <text:p>Трансмиссионное масло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/>
          <table:table-cell table:style-name="ce2" office:value-type="string" calcext:value-type="string">
            <text:p>Трансмиссионное масло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/>
          <table:table-cell table:style-name="ce2" office:value-type="string" calcext:value-type="string">
            <text:p>Смазка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/>
          <table:table-cell table:style-name="ce2" office:value-type="string" calcext:value-type="string">
            <text:p>Смазка</text:p>
          </table:table-cell>
          <table:table-cell table:number-columns-repeated="4"/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Аккумуляторы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/>
          <table:table-cell table:style-name="ce2" office:value-type="string" calcext:value-type="string">
            <text:p>Аккумулятор автомобильны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кумулято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/>
          <table:table-cell table:style-name="ce2" office:value-type="string" calcext:value-type="string">
            <text:p>Аккумулятор автомобильны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Воздушная Система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/>
          <table:table-cell table:style-name="ce2" office:value-type="string" calcext:value-type="string">
            <text:p>Выхлопная труб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Фильтры/Воздушные фильт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/>
          <table:table-cell table:style-name="ce2" office:value-type="string" calcext:value-type="string">
            <text:p>Компрессор кондиционе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Выхлопная Система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/>
          <table:table-cell table:style-name="ce2" office:value-type="string" calcext:value-type="string">
            <text:p>Выхлопная труб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/>
          <table:table-cell table:style-name="ce2" office:value-type="string" calcext:value-type="string">
            <text:p>Труба глуши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/>
          <table:table-cell table:style-name="ce2" office:value-type="string" calcext:value-type="string">
            <text:p>ГБЦ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/>
          <table:table-cell table:style-name="ce2" office:value-type="string" calcext:value-type="string">
            <text:p>Гильза цилинд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2" office:value-type="float" office:value="85806968" calcext:value-type="float">
            <text:p>85806968</text:p>
          </table:table-cell>
          <table:table-cell/>
          <table:table-cell table:style-name="ce2" office:value-type="string" calcext:value-type="string">
            <text:p>ГБЦ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/>
          <table:table-cell table:style-name="ce2" office:value-type="string" calcext:value-type="string">
            <text:p>ГБЦ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/>
          <table:table-cell table:style-name="ce2" office:value-type="string" calcext:value-type="string">
            <text:p>Поддон картера двига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/>
          <table:table-cell table:style-name="ce2" office:value-type="string" calcext:value-type="string">
            <text:p>Клапан двига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/>
          <table:table-cell table:style-name="ce2" office:value-type="string" calcext:value-type="string">
            <text:p>Вал коленчаты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/>
          <table:table-cell table:style-name="ce2" office:value-type="string" calcext:value-type="string">
            <text:p>Коллектор впускно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/>
          <table:table-cell table:style-name="ce2" office:value-type="string" calcext:value-type="string">
            <text:p>Опора двига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/>
          <table:table-cell table:style-name="ce2" office:value-type="string" calcext:value-type="string">
            <text:p>Прокладка двига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/>
          <table:table-cell table:style-name="ce2" office:value-type="string" calcext:value-type="string">
            <text:p>Распредвал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/>
          <table:table-cell table:style-name="ce2" office:value-type="string" calcext:value-type="string">
            <text:p>Прокладка двига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/>
          <table:table-cell table:style-name="ce2" office:value-type="string" calcext:value-type="string">
            <text:p>Турбокомпрессор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/>
          <table:table-cell table:style-name="ce2" office:value-type="string" calcext:value-type="string">
            <text:p>Цепь ГРМ</text:p>
          </table:table-cell>
          <table:table-cell table:number-columns-repeated="4"/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Инструменты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/>
          <table:table-cell table:style-name="ce2" office:value-type="string" calcext:value-type="string">
            <text:p>Набор инструментов</text:p>
          </table:table-cell>
          <table:table-cell table:number-columns-repeated="4"/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/>
          <table:table-cell table:style-name="ce2" office:value-type="string" calcext:value-type="string">
            <text:p>Домкрат автомобильны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/>
          <table:table-cell table:style-name="ce2" office:value-type="string" calcext:value-type="string">
            <text:p>Набор инструментов</text:p>
          </table:table-cell>
          <table:table-cell table:number-columns-repeated="4"/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олеса Шины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/>
          <table:table-cell table:style-name="ce2" office:value-type="string" calcext:value-type="string">
            <text:p>Шины для легковых автомобиле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/>
          <table:table-cell table:style-name="ce2" office:value-type="string" calcext:value-type="string">
            <text:p>Шины для легковых автомобилей</text:p>
          </table:table-cell>
          <table:table-cell table:number-columns-repeated="4"/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репеж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/>
          <table:table-cell table:style-name="ce2" office:value-type="string" calcext:value-type="string">
            <text:p>Автомобильная антенн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2" office:value-type="float" office:value="93446788" calcext:value-type="float">
            <text:p>93446788</text:p>
          </table:table-cell>
          <table:table-cell/>
          <table:table-cell table:style-name="ce2" office:value-type="string" calcext:value-type="string">
            <text:p>Кузовная накладк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/>
          <table:table-cell table:style-name="ce2" office:value-type="string" calcext:value-type="string">
            <text:p>Бампер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/>
          <table:table-cell table:style-name="ce2" office:value-type="string" calcext:value-type="string">
            <text:p>Бачок расширительный для авто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/>
          <table:table-cell table:style-name="ce2" office:value-type="string" calcext:value-type="string">
            <text:p>Брызговик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/>
          <table:table-cell table:style-name="ce2" office:value-type="string" calcext:value-type="string">
            <text:p>Дефлектор для окон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/>
          <table:table-cell table:style-name="ce2" office:value-type="string" calcext:value-type="string">
            <text:p>Замок двери авто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/>
          <table:table-cell table:style-name="ce2" office:value-type="string" calcext:value-type="string">
            <text:p>Боковое зеркало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/>
          <table:table-cell table:style-name="ce2" office:value-type="string" calcext:value-type="string">
            <text:p>Крыло автомобильно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/>
          <table:table-cell table:style-name="ce2" office:value-type="string" calcext:value-type="string">
            <text:p>Накладки на порог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/>
          <table:table-cell table:style-name="ce2" office:value-type="string" calcext:value-type="string">
            <text:p>Накладки на порог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/>
          <table:table-cell table:style-name="ce2" office:value-type="string" calcext:value-type="string">
            <text:p>Стекло боково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2" office:value-type="float" office:value="99658513" calcext:value-type="float">
            <text:p>99658513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Отопление Климат Контроль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2" office:value-type="float" office:value="85833530" calcext:value-type="float">
            <text:p>85833530</text:p>
          </table:table-cell>
          <table:table-cell/>
          <table:table-cell table:style-name="ce2" office:value-type="string" calcext:value-type="string">
            <text:p>Радиатор кондиционе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/>
          <table:table-cell table:style-name="ce2" office:value-type="string" calcext:value-type="string">
            <text:p>Радиатор кондиционе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Охлаждение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/>
          <table:table-cell table:style-name="ce2" office:value-type="string" calcext:value-type="string">
            <text:p>Радиатор охлаждени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2" office:value-type="float" office:value="85835759" calcext:value-type="float">
            <text:p>85835759</text:p>
          </table:table-cell>
          <table:table-cell/>
          <table:table-cell table:style-name="ce2" office:value-type="string" calcext:value-type="string">
            <text:p>Радиатор охлаждени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/>
          <table:table-cell table:style-name="ce2" office:value-type="string" calcext:value-type="string">
            <text:p>Радиатор охлаждени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/>
          <table:table-cell table:style-name="ce2" office:value-type="string" calcext:value-type="string">
            <text:p>Амортизатор подвеск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/>
          <table:table-cell table:style-name="ce2" office:value-type="string" calcext:value-type="string">
            <text:p>Рычаг подвеск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/>
          <table:table-cell table:style-name="ce2" office:value-type="string" calcext:value-type="string">
            <text:p>Рычаг подвеск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/>
          <table:table-cell table:style-name="ce2" office:value-type="string" calcext:value-type="string">
            <text:p>Сайлентблок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/>
          <table:table-cell table:style-name="ce2" office:value-type="string" calcext:value-type="string">
            <text:p>Рычаг подвеск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/>
          <table:table-cell table:style-name="ce2" office:value-type="string" calcext:value-type="string">
            <text:p>Рычаг подвески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/>
          <table:table-cell table:style-name="ce2" office:value-type="string" calcext:value-type="string">
            <text:p>Сайлентблок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/>
          <table:table-cell table:style-name="ce2" office:value-type="string" calcext:value-type="string">
            <text:p>Стойка стабилизато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/>
          <table:table-cell table:style-name="ce2" office:value-type="string" calcext:value-type="string">
            <text:p>Опора шаровая</text:p>
          </table:table-cell>
          <table:table-cell table:number-columns-repeated="4"/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/>
          <table:table-cell table:style-name="ce2" office:value-type="string" calcext:value-type="string">
            <text:p>Коврики в салон автомоби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/>
          <table:table-cell table:style-name="ce2" office:value-type="string" calcext:value-type="string">
            <text:p>Педаль акселерато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/>
          <table:table-cell table:style-name="ce2" office:value-type="string" calcext:value-type="string">
            <text:p>Подлокотник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/>
          <table:table-cell table:style-name="ce2" office:value-type="string" calcext:value-type="string">
            <text:p>Чехлы на сидень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/>
          <table:table-cell table:style-name="ce2" office:value-type="string" calcext:value-type="string">
            <text:p>Автомобильный монитор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/>
          <table:table-cell table:style-name="ce2" office:value-type="string" calcext:value-type="string">
            <text:p>Чехлы на сидень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/>
          <table:table-cell table:style-name="ce2" office:value-type="string" calcext:value-type="string">
            <text:p>Накидка на приборную панель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/>
          <table:table-cell table:style-name="ce2" office:value-type="string" calcext:value-type="string">
            <text:p>Воздухозаборник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/>
          <table:table-cell table:style-name="ce2" office:value-type="string" calcext:value-type="string">
            <text:p>Ручка дверная автомобильна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/>
          <table:table-cell table:style-name="ce2" office:value-type="string" calcext:value-type="string">
            <text:p>Педаль акселерато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Трапеция стеклоподъемника</text:p>
          </table:table-cell>
          <table:table-cell table:style-name="ce2" office:value-type="float" office:value="87891853" calcext:value-type="float">
            <text:p>87891853</text:p>
          </table:table-cell>
          <table:table-cell/>
          <table:table-cell table:style-name="ce2" office:value-type="string" calcext:value-type="string">
            <text:p>Трапеция стеклоочисти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2" office:value-type="float" office:value="86471711" calcext:value-type="float">
            <text:p>86471711</text:p>
          </table:table-cell>
          <table:table-cell/>
          <table:table-cell table:style-name="ce2" office:value-type="string" calcext:value-type="string">
            <text:p>Трапеция стеклоочисти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/>
          <table:table-cell table:style-name="ce2" office:value-type="string" calcext:value-type="string">
            <text:p>Трапеция стеклоочисти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пливная Система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/>
          <table:table-cell table:style-name="ce2" office:value-type="string" calcext:value-type="string">
            <text:p>Форсунка топливна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/>
          <table:table-cell table:style-name="ce2" office:value-type="string" calcext:value-type="string">
            <text:p>Топливный бак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/>
          <table:table-cell table:style-name="ce2" office:value-type="string" calcext:value-type="string">
            <text:p>Педаль акселерато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/>
          <table:table-cell table:style-name="ce2" office:value-type="string" calcext:value-type="string">
            <text:p>Насос топливный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/>
          <table:table-cell table:style-name="ce2" office:value-type="string" calcext:value-type="string">
            <text:p>Барабан тормозной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/>
          <table:table-cell table:style-name="ce2" office:value-type="string" calcext:value-type="string">
            <text:p>Датчик ABS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/>
          <table:table-cell table:style-name="ce3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/>
          <table:table-cell table:style-name="ce2" office:value-type="string" calcext:value-type="string">
            <text:p>Суппорты тормоз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/>
          <table:table-cell table:style-name="ce3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/>
          <table:table-cell table:style-name="ce2" office:value-type="string" calcext:value-type="string">
            <text:p>Редуктор заднего мост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/>
          <table:table-cell table:style-name="ce2" office:value-type="string" calcext:value-type="string">
            <text:p>Привод в сборе, Полуось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/>
          <table:table-cell table:style-name="ce2" office:value-type="string" calcext:value-type="string">
            <text:p>Редуктор заднего мост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/>
          <table:table-cell table:style-name="ce2" office:value-type="string" calcext:value-type="string">
            <text:p>Ступица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/>
          <table:table-cell table:style-name="ce2" office:value-type="string" calcext:value-type="string">
            <text:p>Комплект сцеплени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ары, Освещение, Сигнализация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/>
          <table:table-cell table:style-name="ce2" office:value-type="string" calcext:value-type="string">
            <text:p>Автомобильная фа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/>
          <table:table-cell table:style-name="ce2" office:value-type="string" calcext:value-type="string">
            <text:p>Автомобильная фа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/>
          <table:table-cell table:style-name="ce2" office:value-type="string" calcext:value-type="string">
            <text:p>Автомобильная фа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/>
          <table:table-cell table:style-name="ce2" office:value-type="string" calcext:value-type="string">
            <text:p>Автомобильная фа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/>
          <table:table-cell table:style-name="ce2" office:value-type="string" calcext:value-type="string">
            <text:p>Автомобильная фара</text:p>
          </table:table-cell>
          <table:table-cell table:number-columns-repeated="4"/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ильтры и Ремни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/>
          <table:table-cell table:style-name="ce2" office:value-type="string" calcext:value-type="string">
            <text:p>Переключатель подрулевой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/>
          <table:table-cell table:style-name="ce2" office:value-type="string" calcext:value-type="string">
            <text:p>Автомобильный генератор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/>
          <table:table-cell table:style-name="ce2" office:value-type="string" calcext:value-type="string">
            <text:p>Предохранители для авто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/>
          <table:table-cell table:style-name="ce2" office:value-type="string" calcext:value-type="string">
            <text:p>Накидка на приборную панель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/>
          <table:table-cell table:style-name="ce2" office:value-type="string" calcext:value-type="string">
            <text:p>Розетка прикуривателя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/>
          <table:table-cell table:style-name="ce2" office:value-type="string" calcext:value-type="string">
            <text:p>Стартер в сбор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/>
          <table:table-cell table:style-name="ce2" office:value-type="string" calcext:value-type="string">
            <text:p>Запчасти автомобильные</text:p>
          </table:table-cell>
          <table:table-cell table:number-columns-repeated="4"/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3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8"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7"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8"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7"/>
          <table:table-cell table:style-name="ce2"/>
          <table:table-cell table:number-columns-repeated="101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тяжное устройство цепи, ремня ДВС</text:p>
          </table:table-cell>
          <table:table-cell table:style-name="ce5" office:value-type="float" office:value="85814330" calcext:value-type="float">
            <text:p>8581433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сширительный бачок для авто</text:p>
          </table:table-cell>
          <table:table-cell table:style-name="ce5" office:value-type="float" office:value="87892132" calcext:value-type="float">
            <text:p>8789213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ующие для ксеноновых фар</text:p>
          </table:table-cell>
          <table:table-cell table:style-name="ce5" office:value-type="float" office:value="85797382" calcext:value-type="float">
            <text:p>8579738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вод высоковольтный</text:p>
          </table:table-cell>
          <table:table-cell table:style-name="ce5" office:value-type="float" office:value="85835735" calcext:value-type="float">
            <text:p>858357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улачок для спецтехники</text:p>
          </table:table-cell>
          <table:table-cell table:style-name="ce5" office:value-type="float" office:value="101636801" calcext:value-type="float">
            <text:p>10163680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емма аккумуляторная</text:p>
          </table:table-cell>
          <table:table-cell table:style-name="ce5" office:value-type="float" office:value="95313188" calcext:value-type="float">
            <text:p>9531318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идроблок, гидрозамок, гидроцилиндр для спецтехники</text:p>
          </table:table-cell>
          <table:table-cell table:style-name="ce5" office:value-type="float" office:value="101636777" calcext:value-type="float">
            <text:p>10163677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правка для спецтехники</text:p>
          </table:table-cell>
          <table:table-cell table:style-name="ce5" office:value-type="float" office:value="101636824" calcext:value-type="float">
            <text:p>10163682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тупица, подшипник колеса</text:p>
          </table:table-cell>
          <table:table-cell table:style-name="ce5" office:value-type="float" office:value="36201238" calcext:value-type="float">
            <text:p>3620123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апан ДВС</text:p>
          </table:table-cell>
          <table:table-cell table:style-name="ce5" office:value-type="float" office:value="85814340" calcext:value-type="float">
            <text:p>8581434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апанная крышка</text:p>
          </table:table-cell>
          <table:table-cell table:style-name="ce5" office:value-type="float" office:value="85807222" calcext:value-type="float">
            <text:p>8580722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рог автомобильный</text:p>
          </table:table-cell>
          <table:table-cell table:style-name="ce5" office:value-type="float" office:value="93446795" calcext:value-type="float">
            <text:p>934467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дуктор для спецтехники</text:p>
          </table:table-cell>
          <table:table-cell table:style-name="ce5" office:value-type="float" office:value="101636826" calcext:value-type="float">
            <text:p>10163682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иборная панель для авто</text:p>
          </table:table-cell>
          <table:table-cell table:style-name="ce5" office:value-type="float" office:value="99615332" calcext:value-type="float">
            <text:p>9961533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топорное кольцо глушителя</text:p>
          </table:table-cell>
          <table:table-cell table:style-name="ce5" office:value-type="float" office:value="33698295" calcext:value-type="float">
            <text:p>336982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олик приводной и ГРМ</text:p>
          </table:table-cell>
          <table:table-cell table:style-name="ce5" office:value-type="float" office:value="39003826" calcext:value-type="float">
            <text:p>3900382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тбойник багажника, двери, капота</text:p>
          </table:table-cell>
          <table:table-cell table:style-name="ce5" office:value-type="float" office:value="101292960" calcext:value-type="float">
            <text:p>10129296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убья для спецтехники</text:p>
          </table:table-cell>
          <table:table-cell table:style-name="ce5" office:value-type="float" office:value="101636795" calcext:value-type="float">
            <text:p>1016367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ос для ручного тормоза</text:p>
          </table:table-cell>
          <table:table-cell table:style-name="ce5" office:value-type="float" office:value="85842990" calcext:value-type="float">
            <text:p>8584299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лок цилиндров</text:p>
          </table:table-cell>
          <table:table-cell table:style-name="ce5" office:value-type="float" office:value="85806235" calcext:value-type="float">
            <text:p>858062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л тормозной</text:p>
          </table:table-cell>
          <table:table-cell table:style-name="ce5" office:value-type="float" office:value="101200357" calcext:value-type="float">
            <text:p>10120035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уфта быстросъемная предохранительная для спецтехники</text:p>
          </table:table-cell>
          <table:table-cell table:style-name="ce5" office:value-type="float" office:value="101636813" calcext:value-type="float">
            <text:p>1016368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лок радиатора авто</text:p>
          </table:table-cell>
          <table:table-cell table:style-name="ce5" office:value-type="float" office:value="86296574" calcext:value-type="float">
            <text:p>8629657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ультипликатор для спецтехники</text:p>
          </table:table-cell>
          <table:table-cell table:style-name="ce5" office:value-type="float" office:value="101636812" calcext:value-type="float">
            <text:p>10163681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бка и прокладка под слив масла</text:p>
          </table:table-cell>
          <table:table-cell table:style-name="ce5" office:value-type="float" office:value="33697151" calcext:value-type="float">
            <text:p>3369715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ачок стеклоомывателя</text:p>
          </table:table-cell>
          <table:table-cell table:style-name="ce5" office:value-type="float" office:value="85817600" calcext:value-type="float">
            <text:p>858176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щита нижней части автомобиля</text:p>
          </table:table-cell>
          <table:table-cell table:style-name="ce5" office:value-type="float" office:value="33304846" calcext:value-type="float">
            <text:p>3330484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идроаккумулятор тормозной системы</text:p>
          </table:table-cell>
          <table:table-cell table:style-name="ce5" office:value-type="float" office:value="95311801" calcext:value-type="float">
            <text:p>9531180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тифт, палец, пластина для спецтехники</text:p>
          </table:table-cell>
          <table:table-cell table:style-name="ce5" office:value-type="float" office:value="101636825" calcext:value-type="float">
            <text:p>10163682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ующие масляного насоса для авто</text:p>
          </table:table-cell>
          <table:table-cell table:style-name="ce5" office:value-type="float" office:value="86292221" calcext:value-type="float">
            <text:p>8629222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Автомобильный генератор</text:p>
          </table:table-cell>
          <table:table-cell table:style-name="ce5" office:value-type="float" office:value="61852812" calcext:value-type="float">
            <text:p>6185281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ланг, трубка ГУР</text:p>
          </table:table-cell>
          <table:table-cell table:style-name="ce5" office:value-type="float" office:value="86469817" calcext:value-type="float">
            <text:p>8646981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улевое колесо</text:p>
          </table:table-cell>
          <table:table-cell table:style-name="ce5" office:value-type="float" office:value="86469808" calcext:value-type="float">
            <text:p>8646980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кладка двигателя</text:p>
          </table:table-cell>
          <table:table-cell table:style-name="ce5" office:value-type="float" office:value="85810218" calcext:value-type="float">
            <text:p>858102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ос акселератора для авто</text:p>
          </table:table-cell>
          <table:table-cell table:style-name="ce5" office:value-type="float" office:value="95312219" calcext:value-type="float">
            <text:p>9531221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Упор, амортизатор</text:p>
          </table:table-cell>
          <table:table-cell table:style-name="ce5" office:value-type="float" office:value="33304844" calcext:value-type="float">
            <text:p>3330484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альник двигателя</text:p>
          </table:table-cell>
          <table:table-cell table:style-name="ce5" office:value-type="float" office:value="85811832" calcext:value-type="float">
            <text:p>8581183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шипник рулевого управления</text:p>
          </table:table-cell>
          <table:table-cell table:style-name="ce5" office:value-type="float" office:value="85833162" calcext:value-type="float">
            <text:p>8583316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ISO-коннекторы</text:p>
          </table:table-cell>
          <table:table-cell table:style-name="ce5" office:value-type="float" office:value="81035305" calcext:value-type="float">
            <text:p>8103530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л коробки передач для авто</text:p>
          </table:table-cell>
          <table:table-cell table:style-name="ce5" office:value-type="float" office:value="86332035" calcext:value-type="float">
            <text:p>863320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конечник рулевой</text:p>
          </table:table-cell>
          <table:table-cell table:style-name="ce5" office:value-type="float" office:value="36121483" calcext:value-type="float">
            <text:p>3612148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аслоотделитель для авто</text:p>
          </table:table-cell>
          <table:table-cell table:style-name="ce5" office:value-type="float" office:value="101293540" calcext:value-type="float">
            <text:p>10129354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ыпускной коллектор</text:p>
          </table:table-cell>
          <table:table-cell table:style-name="ce5" office:value-type="float" office:value="33698289" calcext:value-type="float">
            <text:p>3369828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итер, блок, биус, боковина для спецтехники</text:p>
          </table:table-cell>
          <table:table-cell table:style-name="ce5" office:value-type="float" office:value="101636769" calcext:value-type="float">
            <text:p>10163676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рзина сцепления</text:p>
          </table:table-cell>
          <table:table-cell table:style-name="ce5" office:value-type="float" office:value="36210095" calcext:value-type="float">
            <text:p>362100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ланг, трубка КПП</text:p>
          </table:table-cell>
          <table:table-cell table:style-name="ce5" office:value-type="float" office:value="86332286" calcext:value-type="float">
            <text:p>8633228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кладыш, подшипник ДВС</text:p>
          </table:table-cell>
          <table:table-cell table:style-name="ce5" office:value-type="float" office:value="85812214" calcext:value-type="float">
            <text:p>8581221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спределительный вал</text:p>
          </table:table-cell>
          <table:table-cell table:style-name="ce5" office:value-type="float" office:value="85813116" calcext:value-type="float">
            <text:p>858131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Амортизатор подвески</text:p>
          </table:table-cell>
          <table:table-cell table:style-name="ce5" office:value-type="float" office:value="36201235" calcext:value-type="float">
            <text:p>362012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Усилитель бампера</text:p>
          </table:table-cell>
          <table:table-cell table:style-name="ce5" office:value-type="float" office:value="101292868" calcext:value-type="float">
            <text:p>10129286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Форсунка омывателя</text:p>
          </table:table-cell>
          <table:table-cell table:style-name="ce5" office:value-type="float" office:value="87892182" calcext:value-type="float">
            <text:p>8789218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тушка зажигания и составляющие</text:p>
          </table:table-cell>
          <table:table-cell table:style-name="ce5" office:value-type="float" office:value="85835327" calcext:value-type="float">
            <text:p>8583532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щита топливного бака</text:p>
          </table:table-cell>
          <table:table-cell table:style-name="ce5" office:value-type="float" office:value="33305389" calcext:value-type="float">
            <text:p>3330538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убопровод для авто</text:p>
          </table:table-cell>
          <table:table-cell table:style-name="ce5" office:value-type="float" office:value="101200533" calcext:value-type="float">
            <text:p>10120053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оленоид КПП</text:p>
          </table:table-cell>
          <table:table-cell table:style-name="ce5" office:value-type="float" office:value="86332265" calcext:value-type="float">
            <text:p>8633226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шипник выключения сцепления</text:p>
          </table:table-cell>
          <table:table-cell table:style-name="ce5" office:value-type="float" office:value="33698202" calcext:value-type="float">
            <text:p>3369820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ленчатый вал</text:p>
          </table:table-cell>
          <table:table-cell table:style-name="ce5" office:value-type="float" office:value="85807223" calcext:value-type="float">
            <text:p>8580722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лагоотделитель тормозной системы</text:p>
          </table:table-cell>
          <table:table-cell table:style-name="ce5" office:value-type="float" office:value="92131745" calcext:value-type="float">
            <text:p>9213174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лок педали, составляющие для авто</text:p>
          </table:table-cell>
          <table:table-cell table:style-name="ce5" office:value-type="float" office:value="86292728" calcext:value-type="float">
            <text:p>8629272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пора двигателя и КПП</text:p>
          </table:table-cell>
          <table:table-cell table:style-name="ce5" office:value-type="float" office:value="33696914" calcext:value-type="float">
            <text:p>3369691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идротрансформатор</text:p>
          </table:table-cell>
          <table:table-cell table:style-name="ce5" office:value-type="float" office:value="85817253" calcext:value-type="float">
            <text:p>858172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ычаг маятниковый</text:p>
          </table:table-cell>
          <table:table-cell table:style-name="ce5" office:value-type="float" office:value="85833343" calcext:value-type="float">
            <text:p>8583334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уфта эластичная карданного вала для авто</text:p>
          </table:table-cell>
          <table:table-cell table:style-name="ce5" office:value-type="float" office:value="86332188" calcext:value-type="float">
            <text:p>8633218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водка для авто</text:p>
          </table:table-cell>
          <table:table-cell table:style-name="ce5" office:value-type="float" office:value="85843110" calcext:value-type="float">
            <text:p>8584311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нель крепления радиатора для авто</text:p>
          </table:table-cell>
          <table:table-cell table:style-name="ce5" office:value-type="float" office:value="86292840" calcext:value-type="float">
            <text:p>8629284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ток опорный</text:p>
          </table:table-cell>
          <table:table-cell table:style-name="ce5" office:value-type="float" office:value="101491538" calcext:value-type="float">
            <text:p>10149153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естовина карданного вала</text:p>
          </table:table-cell>
          <table:table-cell table:style-name="ce5" office:value-type="float" office:value="85817252" calcext:value-type="float">
            <text:p>8581725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кладка выхлопной системы</text:p>
          </table:table-cell>
          <table:table-cell table:style-name="ce5" office:value-type="float" office:value="33698294" calcext:value-type="float">
            <text:p>3369829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лок ABS (гидроагрегат)</text:p>
          </table:table-cell>
          <table:table-cell table:style-name="ce5" office:value-type="float" office:value="1000001988" calcext:value-type="float">
            <text:p>100000198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атун двигателя</text:p>
          </table:table-cell>
          <table:table-cell table:style-name="ce5" office:value-type="float" office:value="85811835" calcext:value-type="float">
            <text:p>858118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електор КПП в сборе</text:p>
          </table:table-cell>
          <table:table-cell table:style-name="ce5" office:value-type="float" office:value="85817292" calcext:value-type="float">
            <text:p>8581729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нель крыши, пола для авто</text:p>
          </table:table-cell>
          <table:table-cell table:style-name="ce5" office:value-type="float" office:value="101407403" calcext:value-type="float">
            <text:p>10140740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апан регулировки фаз ГРМ</text:p>
          </table:table-cell>
          <table:table-cell table:style-name="ce5" office:value-type="float" office:value="100369083" calcext:value-type="float">
            <text:p>10036908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рпус, крышка подшипника для спецтехники</text:p>
          </table:table-cell>
          <table:table-cell table:style-name="ce5" office:value-type="float" office:value="101636800" calcext:value-type="float">
            <text:p>1016368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атчик износа тормозных колодок</text:p>
          </table:table-cell>
          <table:table-cell table:style-name="ce5" office:value-type="float" office:value="85843000" calcext:value-type="float">
            <text:p>858430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тойка кузова</text:p>
          </table:table-cell>
          <table:table-cell table:style-name="ce5" office:value-type="float" office:value="100186391" calcext:value-type="float">
            <text:p>10018639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ыхлопная труба</text:p>
          </table:table-cell>
          <table:table-cell table:style-name="ce5" office:value-type="float" office:value="33698293" calcext:value-type="float">
            <text:p>3369829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уфта колеса авто</text:p>
          </table:table-cell>
          <table:table-cell table:style-name="ce5" office:value-type="float" office:value="101293048" calcext:value-type="float">
            <text:p>10129304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комплект ГРМ</text:p>
          </table:table-cell>
          <table:table-cell table:style-name="ce5" office:value-type="float" office:value="85814516" calcext:value-type="float">
            <text:p>858145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ополнительные сигналы для авто</text:p>
          </table:table-cell>
          <table:table-cell table:style-name="ce5" office:value-type="float" office:value="85797439" calcext:value-type="float">
            <text:p>8579743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лок подрулевых переключателей</text:p>
          </table:table-cell>
          <table:table-cell table:style-name="ce5" office:value-type="float" office:value="86471710" calcext:value-type="float">
            <text:p>8647171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кладка фрикционная для спецтехники</text:p>
          </table:table-cell>
          <table:table-cell table:style-name="ce5" office:value-type="float" office:value="101636816" calcext:value-type="float">
            <text:p>1016368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естерня коробки передач для авто</text:p>
          </table:table-cell>
          <table:table-cell table:style-name="ce5" office:value-type="float" office:value="86332285" calcext:value-type="float">
            <text:p>8633228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диатор интеркулера для авто</text:p>
          </table:table-cell>
          <table:table-cell table:style-name="ce5" office:value-type="float" office:value="86296651" calcext:value-type="float">
            <text:p>8629665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Лонжерон авто</text:p>
          </table:table-cell>
          <table:table-cell table:style-name="ce5" office:value-type="float" office:value="101558166" calcext:value-type="float">
            <text:p>10155816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Утеплитель двигателя</text:p>
          </table:table-cell>
          <table:table-cell table:style-name="ce5" office:value-type="float" office:value="33304848" calcext:value-type="float">
            <text:p>3330484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Автомобильный баллон ГБО</text:p>
          </table:table-cell>
          <table:table-cell table:style-name="ce5" office:value-type="float" office:value="100549328" calcext:value-type="float">
            <text:p>10054932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Форсунка топливная</text:p>
          </table:table-cell>
          <table:table-cell table:style-name="ce5" office:value-type="float" office:value="85842818" calcext:value-type="float">
            <text:p>858428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оединительное и переходное звено к приводной цепи</text:p>
          </table:table-cell>
          <table:table-cell table:style-name="ce5" office:value-type="float" office:value="1000001820" calcext:value-type="float">
            <text:p>100000182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онштейн крепления бампера для авто</text:p>
          </table:table-cell>
          <table:table-cell table:style-name="ce5" office:value-type="float" office:value="86292839" calcext:value-type="float">
            <text:p>8629283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ереключатель салона авто</text:p>
          </table:table-cell>
          <table:table-cell table:style-name="ce5" office:value-type="float" office:value="92145050" calcext:value-type="float">
            <text:p>9214505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диатор масляный для авто</text:p>
          </table:table-cell>
          <table:table-cell table:style-name="ce5" office:value-type="float" office:value="85833557" calcext:value-type="float">
            <text:p>8583355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шипники КПП</text:p>
          </table:table-cell>
          <table:table-cell table:style-name="ce5" office:value-type="float" office:value="86332222" calcext:value-type="float">
            <text:p>8633222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мок автомобильный</text:p>
          </table:table-cell>
          <table:table-cell table:style-name="ce5" office:value-type="float" office:value="92145042" calcext:value-type="float">
            <text:p>9214504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пчасти для легкового, грузового прицепа</text:p>
          </table:table-cell>
          <table:table-cell table:style-name="ce5" office:value-type="float" office:value="92496694" calcext:value-type="float">
            <text:p>9249669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сушитель кондиционера</text:p>
          </table:table-cell>
          <table:table-cell table:style-name="ce5" office:value-type="float" office:value="87777726" calcext:value-type="float">
            <text:p>8777772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ламегаситель</text:p>
          </table:table-cell>
          <table:table-cell table:style-name="ce5" office:value-type="float" office:value="85834488" calcext:value-type="float">
            <text:p>8583448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вездочка для спецтехники</text:p>
          </table:table-cell>
          <table:table-cell table:style-name="ce5" office:value-type="float" office:value="101636783" calcext:value-type="float">
            <text:p>10163678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рессор климатической установки для авто</text:p>
          </table:table-cell>
          <table:table-cell table:style-name="ce5" office:value-type="float" office:value="85833494" calcext:value-type="float">
            <text:p>8583349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офра глушителя</text:p>
          </table:table-cell>
          <table:table-cell table:style-name="ce5" office:value-type="float" office:value="33698291" calcext:value-type="float">
            <text:p>3369829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щита радиатора</text:p>
          </table:table-cell>
          <table:table-cell table:style-name="ce5" office:value-type="float" office:value="27332786" calcext:value-type="float">
            <text:p>2733278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ос КПП и комплектующие</text:p>
          </table:table-cell>
          <table:table-cell table:style-name="ce5" office:value-type="float" office:value="86332282" calcext:value-type="float">
            <text:p>8633228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воздушный для авто</text:p>
          </table:table-cell>
          <table:table-cell table:style-name="ce5" office:value-type="float" office:value="87892086" calcext:value-type="float">
            <text:p>8789208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ортовой ЭБУ для спецтехники</text:p>
          </table:table-cell>
          <table:table-cell table:style-name="ce5" office:value-type="float" office:value="101636770" calcext:value-type="float">
            <text:p>10163677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Амортизатор, отбойник для спецтехники</text:p>
          </table:table-cell>
          <table:table-cell table:style-name="ce5" office:value-type="float" office:value="101636760" calcext:value-type="float">
            <text:p>10163676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еталь картера ДВС</text:p>
          </table:table-cell>
          <table:table-cell table:style-name="ce5" office:value-type="float" office:value="86291829" calcext:value-type="float">
            <text:p>8629182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бина для трактора, спецтехники</text:p>
          </table:table-cell>
          <table:table-cell table:style-name="ce5" office:value-type="float" office:value="101022320" calcext:value-type="float">
            <text:p>10102232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россельная заслонка</text:p>
          </table:table-cell>
          <table:table-cell table:style-name="ce5" office:value-type="float" office:value="85842795" calcext:value-type="float">
            <text:p>858427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диатор охлаждения для авто</text:p>
          </table:table-cell>
          <table:table-cell table:style-name="ce5" office:value-type="float" office:value="39655599" calcext:value-type="float">
            <text:p>3965559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еркало боковое автомобильное</text:p>
          </table:table-cell>
          <table:table-cell table:style-name="ce5" office:value-type="float" office:value="99426212" calcext:value-type="float">
            <text:p>9942621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оловка блока цилиндров</text:p>
          </table:table-cell>
          <table:table-cell table:style-name="ce5" office:value-type="float" office:value="85806968" calcext:value-type="float">
            <text:p>8580696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рус для спецтехники</text:p>
          </table:table-cell>
          <table:table-cell table:style-name="ce5" office:value-type="float" office:value="101636773" calcext:value-type="float">
            <text:p>10163677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апеция, рычаг стеклоочистителя</text:p>
          </table:table-cell>
          <table:table-cell table:style-name="ce5" office:value-type="float" office:value="86470408" calcext:value-type="float">
            <text:p>8647040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кладка КПП</text:p>
          </table:table-cell>
          <table:table-cell table:style-name="ce5" office:value-type="float" office:value="86332223" calcext:value-type="float">
            <text:p>8633222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ополнительный звуковой сигнал для авто</text:p>
          </table:table-cell>
          <table:table-cell table:style-name="ce5" office:value-type="float" office:value="74169633" calcext:value-type="float">
            <text:p>7416963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ифференциал заднего моста для авто</text:p>
          </table:table-cell>
          <table:table-cell table:style-name="ce5" office:value-type="float" office:value="86332057" calcext:value-type="float">
            <text:p>8633205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ПП в сборе</text:p>
          </table:table-cell>
          <table:table-cell table:style-name="ce5" office:value-type="float" office:value="85817294" calcext:value-type="float">
            <text:p>8581729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Успокоитель ремня, цепи ДВС</text:p>
          </table:table-cell>
          <table:table-cell table:style-name="ce5" office:value-type="float" office:value="87777757" calcext:value-type="float">
            <text:p>8777775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Элемент рулевой рейки и вала</text:p>
          </table:table-cell>
          <table:table-cell table:style-name="ce5" office:value-type="float" office:value="86470096" calcext:value-type="float">
            <text:p>864700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домкратник</text:p>
          </table:table-cell>
          <table:table-cell table:style-name="ce5" office:value-type="float" office:value="101558229" calcext:value-type="float">
            <text:p>10155822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тализатор для авто</text:p>
          </table:table-cell>
          <table:table-cell table:style-name="ce5" office:value-type="float" office:value="33698290" calcext:value-type="float">
            <text:p>3369829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рамник для авто</text:p>
          </table:table-cell>
          <table:table-cell table:style-name="ce5" office:value-type="float" office:value="85828596" calcext:value-type="float">
            <text:p>858285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диатор отопителя для авто</text:p>
          </table:table-cell>
          <table:table-cell table:style-name="ce5" office:value-type="float" office:value="86296320" calcext:value-type="float">
            <text:p>8629632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вигатель автомобильный</text:p>
          </table:table-cell>
          <table:table-cell table:style-name="ce5" office:value-type="float" office:value="33696910" calcext:value-type="float">
            <text:p>3369691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пчасти для квадроцикла</text:p>
          </table:table-cell>
          <table:table-cell table:style-name="ce5" office:value-type="float" office:value="90312043" calcext:value-type="float">
            <text:p>9031204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трубок охлаждения для авто</text:p>
          </table:table-cell>
          <table:table-cell table:style-name="ce5" office:value-type="float" office:value="39655600" calcext:value-type="float">
            <text:p>396556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ильза блока цилиндров для авто</text:p>
          </table:table-cell>
          <table:table-cell table:style-name="ce5" office:value-type="float" office:value="86291822" calcext:value-type="float">
            <text:p>8629182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пора редуктора</text:p>
          </table:table-cell>
          <table:table-cell table:style-name="ce5" office:value-type="float" office:value="85817295" calcext:value-type="float">
            <text:p>858172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шипник подвесной</text:p>
          </table:table-cell>
          <table:table-cell table:style-name="ce5" office:value-type="float" office:value="85817290" calcext:value-type="float">
            <text:p>8581729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онштейн крепления салона авто</text:p>
          </table:table-cell>
          <table:table-cell table:style-name="ce5" office:value-type="float" office:value="90116269" calcext:value-type="float">
            <text:p>9011626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вакуумный для авто</text:p>
          </table:table-cell>
          <table:table-cell table:style-name="ce5" office:value-type="float" office:value="86292272" calcext:value-type="float">
            <text:p>8629227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л карданный</text:p>
          </table:table-cell>
          <table:table-cell table:style-name="ce5" office:value-type="float" office:value="85817251" calcext:value-type="float">
            <text:p>8581725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ртер моста</text:p>
          </table:table-cell>
          <table:table-cell table:style-name="ce5" office:value-type="float" office:value="1000002227" calcext:value-type="float">
            <text:p>100000222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подъема кабины авто</text:p>
          </table:table-cell>
          <table:table-cell table:style-name="ce5" office:value-type="float" office:value="101200232" calcext:value-type="float">
            <text:p>10120023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лушитель, резонатор</text:p>
          </table:table-cell>
          <table:table-cell table:style-name="ce5" office:value-type="float" office:value="33698292" calcext:value-type="float">
            <text:p>3369829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убка, шланг ДВС</text:p>
          </table:table-cell>
          <table:table-cell table:style-name="ce5" office:value-type="float" office:value="86292454" calcext:value-type="float">
            <text:p>8629245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пускной коллектор</text:p>
          </table:table-cell>
          <table:table-cell table:style-name="ce5" office:value-type="float" office:value="33698198" calcext:value-type="float">
            <text:p>3369819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ле для авто</text:p>
          </table:table-cell>
          <table:table-cell table:style-name="ce5" office:value-type="float" office:value="85844627" calcext:value-type="float">
            <text:p>8584462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рмозной суппорт</text:p>
          </table:table-cell>
          <table:table-cell table:style-name="ce5" office:value-type="float" office:value="85842995" calcext:value-type="float">
            <text:p>858429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ень вариатора</text:p>
          </table:table-cell>
          <table:table-cell table:style-name="ce5" office:value-type="float" office:value="33697181" calcext:value-type="float">
            <text:p>3369718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ыльник ШРУС</text:p>
          </table:table-cell>
          <table:table-cell table:style-name="ce5" office:value-type="float" office:value="85817289" calcext:value-type="float">
            <text:p>8581728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Лемех, резина для отвала</text:p>
          </table:table-cell>
          <table:table-cell table:style-name="ce5" office:value-type="float" office:value="1000001801" calcext:value-type="float">
            <text:p>100000180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озетка 12v, прикуриватель, USB/AUX выход</text:p>
          </table:table-cell>
          <table:table-cell table:style-name="ce5" office:value-type="float" office:value="92496695" calcext:value-type="float">
            <text:p>924966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жух рулевой колонки</text:p>
          </table:table-cell>
          <table:table-cell table:style-name="ce5" office:value-type="float" office:value="86469778" calcext:value-type="float">
            <text:p>8646977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спределитель зажигания и комплектующие для авто</text:p>
          </table:table-cell>
          <table:table-cell table:style-name="ce5" office:value-type="float" office:value="86332196" calcext:value-type="float">
            <text:p>863321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топливный</text:p>
          </table:table-cell>
          <table:table-cell table:style-name="ce5" office:value-type="float" office:value="85843113" calcext:value-type="float">
            <text:p>858431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ующие рефрижератора для коммерческого транспорта</text:p>
          </table:table-cell>
          <table:table-cell table:style-name="ce5" office:value-type="float" office:value="1000001985" calcext:value-type="float">
            <text:p>100000198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омывателя стекол и фар</text:p>
          </table:table-cell>
          <table:table-cell table:style-name="ce5" office:value-type="float" office:value="85844674" calcext:value-type="float">
            <text:p>8584467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алансир для спецтехники</text:p>
          </table:table-cell>
          <table:table-cell table:style-name="ce5" office:value-type="float" office:value="101636761" calcext:value-type="float">
            <text:p>10163676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вено соединительное для спецтехники</text:p>
          </table:table-cell>
          <table:table-cell table:style-name="ce5" office:value-type="float" office:value="101636784" calcext:value-type="float">
            <text:p>10163678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пора, подшипник амортизатора</text:p>
          </table:table-cell>
          <table:table-cell table:style-name="ce5" office:value-type="float" office:value="36201237" calcext:value-type="float">
            <text:p>3620123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ож для спецтехники</text:p>
          </table:table-cell>
          <table:table-cell table:style-name="ce5" office:value-type="float" office:value="101636818" calcext:value-type="float">
            <text:p>1016368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Цилиндр сцепления</text:p>
          </table:table-cell>
          <table:table-cell table:style-name="ce5" office:value-type="float" office:value="33698203" calcext:value-type="float">
            <text:p>3369820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Лампа автомобильная</text:p>
          </table:table-cell>
          <table:table-cell table:style-name="ce5" office:value-type="float" office:value="33697187" calcext:value-type="float">
            <text:p>3369718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пливный шланг</text:p>
          </table:table-cell>
          <table:table-cell table:style-name="ce5" office:value-type="float" office:value="85842817" calcext:value-type="float">
            <text:p>8584281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л для спецтехники</text:p>
          </table:table-cell>
          <table:table-cell table:style-name="ce5" office:value-type="float" office:value="101636775" calcext:value-type="float">
            <text:p>10163677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Гидрокомпенсатор, направляющие, коромысла ГРМ</text:p>
          </table:table-cell>
          <table:table-cell table:style-name="ce5" office:value-type="float" office:value="86291821" calcext:value-type="float">
            <text:p>8629182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лок управления для авто</text:p>
          </table:table-cell>
          <table:table-cell table:style-name="ce5" office:value-type="float" office:value="85843091" calcext:value-type="float">
            <text:p>8584309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ентилятор охлаждения для авто</text:p>
          </table:table-cell>
          <table:table-cell table:style-name="ce5" office:value-type="float" office:value="85835759" calcext:value-type="float">
            <text:p>8583575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олото для спецтехники</text:p>
          </table:table-cell>
          <table:table-cell table:style-name="ce5" office:value-type="float" office:value="101636779" calcext:value-type="float">
            <text:p>10163677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уфта свободного хода для авто</text:p>
          </table:table-cell>
          <table:table-cell table:style-name="ce5" office:value-type="float" office:value="86332064" calcext:value-type="float">
            <text:p>8633206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душка безопасности для авто</text:p>
          </table:table-cell>
          <table:table-cell table:style-name="ce5" office:value-type="float" office:value="99615343" calcext:value-type="float">
            <text:p>9961534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тулка двигателя для авто</text:p>
          </table:table-cell>
          <table:table-cell table:style-name="ce5" office:value-type="float" office:value="86291469" calcext:value-type="float">
            <text:p>8629146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дуктор ГБО для авто</text:p>
          </table:table-cell>
          <table:table-cell table:style-name="ce5" office:value-type="float" office:value="94658144" calcext:value-type="float">
            <text:p>9465814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улевая рейка</text:p>
          </table:table-cell>
          <table:table-cell table:style-name="ce5" office:value-type="float" office:value="85833342" calcext:value-type="float">
            <text:p>8583334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ычаг механизма рулевого управления</text:p>
          </table:table-cell>
          <table:table-cell table:style-name="ce5" office:value-type="float" office:value="86469810" calcext:value-type="float">
            <text:p>8646981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пливный бак</text:p>
          </table:table-cell>
          <table:table-cell table:style-name="ce5" office:value-type="float" office:value="33698195" calcext:value-type="float">
            <text:p>3369819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жим, заклепки, болты, гайки для спецтехники</text:p>
          </table:table-cell>
          <table:table-cell table:style-name="ce5" office:value-type="float" office:value="101636780" calcext:value-type="float">
            <text:p>10163678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лец для спецтехники</text:p>
          </table:table-cell>
          <table:table-cell table:style-name="ce5" office:value-type="float" office:value="101636776" calcext:value-type="float">
            <text:p>10163677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жух для спецтехники</text:p>
          </table:table-cell>
          <table:table-cell table:style-name="ce5" office:value-type="float" office:value="101636797" calcext:value-type="float">
            <text:p>10163679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еркало автомобильное дополнительное</text:p>
          </table:table-cell>
          <table:table-cell table:style-name="ce5" office:value-type="float" office:value="28305306" calcext:value-type="float">
            <text:p>2830530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Щуп масляный для авто</text:p>
          </table:table-cell>
          <table:table-cell table:style-name="ce5" office:value-type="float" office:value="86292577" calcext:value-type="float">
            <text:p>8629257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вторитель указателя поворота</text:p>
          </table:table-cell>
          <table:table-cell table:style-name="ce5" office:value-type="float" office:value="99426242" calcext:value-type="float">
            <text:p>9942624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Лопатка для спецтехники</text:p>
          </table:table-cell>
          <table:table-cell table:style-name="ce5" office:value-type="float" office:value="101636803" calcext:value-type="float">
            <text:p>10163680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Цепной транспортер для комбайна</text:p>
          </table:table-cell>
          <table:table-cell table:style-name="ce5" office:value-type="float" office:value="1000001818" calcext:value-type="float">
            <text:p>10000018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норкель для авто</text:p>
          </table:table-cell>
          <table:table-cell table:style-name="ce5" office:value-type="float" office:value="86293427" calcext:value-type="float">
            <text:p>8629342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ачок ГУР</text:p>
          </table:table-cell>
          <table:table-cell table:style-name="ce5" office:value-type="float" office:value="86296436" calcext:value-type="float">
            <text:p>862964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табилизатор подвески</text:p>
          </table:table-cell>
          <table:table-cell table:style-name="ce5" office:value-type="float" office:value="85825489" calcext:value-type="float">
            <text:p>8582548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Фильтр осушителя для авто</text:p>
          </table:table-cell>
          <table:table-cell table:style-name="ce5" office:value-type="float" office:value="101200231" calcext:value-type="float">
            <text:p>10120023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орт стана для спецтехники</text:p>
          </table:table-cell>
          <table:table-cell table:style-name="ce5" office:value-type="float" office:value="101636774" calcext:value-type="float">
            <text:p>10163677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Фонарь задний для авто</text:p>
          </table:table-cell>
          <table:table-cell table:style-name="ce5" office:value-type="float" office:value="85797441" calcext:value-type="float">
            <text:p>8579744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ластинчатая цепь для спецтехники</text:p>
          </table:table-cell>
          <table:table-cell table:style-name="ce5" office:value-type="float" office:value="1000001819" calcext:value-type="float">
            <text:p>100000181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ставка под пружины для авто</text:p>
          </table:table-cell>
          <table:table-cell table:style-name="ce5" office:value-type="float" office:value="86296182" calcext:value-type="float">
            <text:p>8629618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ехатроник</text:p>
          </table:table-cell>
          <table:table-cell table:style-name="ce5" office:value-type="float" office:value="85835775" calcext:value-type="float">
            <text:p>8583577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вод АКБ</text:p>
          </table:table-cell>
          <table:table-cell table:style-name="ce5" office:value-type="float" office:value="95313220" calcext:value-type="float">
            <text:p>9531322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гулятор давления топлива</text:p>
          </table:table-cell>
          <table:table-cell table:style-name="ce5" office:value-type="float" office:value="33698200" calcext:value-type="float">
            <text:p>336982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лец поршневой ДВС</text:p>
          </table:table-cell>
          <table:table-cell table:style-name="ce5" office:value-type="float" office:value="86292449" calcext:value-type="float">
            <text:p>8629244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ртер сцепления</text:p>
          </table:table-cell>
          <table:table-cell table:style-name="ce5" office:value-type="float" office:value="1000002228" calcext:value-type="float">
            <text:p>100000222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л рулевой</text:p>
          </table:table-cell>
          <table:table-cell table:style-name="ce5" office:value-type="float" office:value="85831225" calcext:value-type="float">
            <text:p>8583122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ыльник рулевого управления</text:p>
          </table:table-cell>
          <table:table-cell table:style-name="ce5" office:value-type="float" office:value="85833330" calcext:value-type="float">
            <text:p>8583333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яга рулевая</text:p>
          </table:table-cell>
          <table:table-cell table:style-name="ce5" office:value-type="float" office:value="36121482" calcext:value-type="float">
            <text:p>3612148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 сцепления</text:p>
          </table:table-cell>
          <table:table-cell table:style-name="ce5" office:value-type="float" office:value="85835774" calcext:value-type="float">
            <text:p>8583577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невные ходовые огни</text:p>
          </table:table-cell>
          <table:table-cell table:style-name="ce5" office:value-type="float" office:value="85797433" calcext:value-type="float">
            <text:p>8579743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альник КПП и привода</text:p>
          </table:table-cell>
          <table:table-cell table:style-name="ce5" office:value-type="float" office:value="86471265" calcext:value-type="float">
            <text:p>8647126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ГУР</text:p>
          </table:table-cell>
          <table:table-cell table:style-name="ce5" office:value-type="float" office:value="85832653" calcext:value-type="float">
            <text:p>858326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урбина для авто</text:p>
          </table:table-cell>
          <table:table-cell table:style-name="ce5" office:value-type="float" office:value="85842792" calcext:value-type="float">
            <text:p>8584279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ень приводной и ГРМ для трактора, спецтехники</text:p>
          </table:table-cell>
          <table:table-cell table:style-name="ce5" office:value-type="float" office:value="1000001864" calcext:value-type="float">
            <text:p>100000186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масляный для двигателя</text:p>
          </table:table-cell>
          <table:table-cell table:style-name="ce5" office:value-type="float" office:value="85814605" calcext:value-type="float">
            <text:p>8581460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рызговики</text:p>
          </table:table-cell>
          <table:table-cell table:style-name="ce5" office:value-type="float" office:value="27332785" calcext:value-type="float">
            <text:p>2733278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рессор пневмоподвески для авто</text:p>
          </table:table-cell>
          <table:table-cell table:style-name="ce5" office:value-type="float" office:value="99606736" calcext:value-type="float">
            <text:p>996067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ующие стартера для авто</text:p>
          </table:table-cell>
          <table:table-cell table:style-name="ce5" office:value-type="float" office:value="85844666" calcext:value-type="float">
            <text:p>8584466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пора шаровая</text:p>
          </table:table-cell>
          <table:table-cell table:style-name="ce5" office:value-type="float" office:value="85830705" calcext:value-type="float">
            <text:p>8583070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для спецтехники</text:p>
          </table:table-cell>
          <table:table-cell table:style-name="ce5" office:value-type="float" office:value="101636817" calcext:value-type="float">
            <text:p>10163681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трубок турбокомпрессора для авто</text:p>
          </table:table-cell>
          <table:table-cell table:style-name="ce5" office:value-type="float" office:value="101200336" calcext:value-type="float">
            <text:p>1012003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ень приводной и ГРМ</text:p>
          </table:table-cell>
          <table:table-cell table:style-name="ce5" office:value-type="float" office:value="33697155" calcext:value-type="float">
            <text:p>3369715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дуктор рулевой</text:p>
          </table:table-cell>
          <table:table-cell table:style-name="ce5" office:value-type="float" office:value="101200335" calcext:value-type="float">
            <text:p>1012003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ГУ сцепления</text:p>
          </table:table-cell>
          <table:table-cell table:style-name="ce5" office:value-type="float" office:value="86470882" calcext:value-type="float">
            <text:p>8647088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аховик двигателя</text:p>
          </table:table-cell>
          <table:table-cell table:style-name="ce5" office:value-type="float" office:value="33696912" calcext:value-type="float">
            <text:p>3369691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Фара автомобильная</text:p>
          </table:table-cell>
          <table:table-cell table:style-name="ce5" office:value-type="float" office:value="33697184" calcext:value-type="float">
            <text:p>3369718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Насос водяной (помпа) для авто</text:p>
          </table:table-cell>
          <table:table-cell table:style-name="ce5" office:value-type="float" office:value="39653253" calcext:value-type="float">
            <text:p>396532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илка включения передач для авто</text:p>
          </table:table-cell>
          <table:table-cell table:style-name="ce5" office:value-type="float" office:value="86332036" calcext:value-type="float">
            <text:p>863320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пчасти для мотоцикла</text:p>
          </table:table-cell>
          <table:table-cell table:style-name="ce5" office:value-type="float" office:value="22825343" calcext:value-type="float">
            <text:p>2282534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язкостная муфта для авто</text:p>
          </table:table-cell>
          <table:table-cell table:style-name="ce5" office:value-type="float" office:value="95312218" calcext:value-type="float">
            <text:p>953122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отивотуманные фары</text:p>
          </table:table-cell>
          <table:table-cell table:style-name="ce5" office:value-type="float" office:value="85797378" calcext:value-type="float">
            <text:p>8579737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иск сцепления</text:p>
          </table:table-cell>
          <table:table-cell table:style-name="ce5" office:value-type="float" office:value="33698201" calcext:value-type="float">
            <text:p>3369820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комплект КПП</text:p>
          </table:table-cell>
          <table:table-cell table:style-name="ce5" office:value-type="float" office:value="86332236" calcext:value-type="float">
            <text:p>8633223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мка ветрового окна авто</text:p>
          </table:table-cell>
          <table:table-cell table:style-name="ce5" office:value-type="float" office:value="101558169" calcext:value-type="float">
            <text:p>10155816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Отбойник, пыльник амортизатора</text:p>
          </table:table-cell>
          <table:table-cell table:style-name="ce5" office:value-type="float" office:value="85826261" calcext:value-type="float">
            <text:p>8582626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везда ведущая на экскаватор</text:p>
          </table:table-cell>
          <table:table-cell table:style-name="ce5" office:value-type="float" office:value="101491537" calcext:value-type="float">
            <text:p>10149153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апот автомобильный</text:p>
          </table:table-cell>
          <table:table-cell table:style-name="ce5" office:value-type="float" office:value="93446777" calcext:value-type="float">
            <text:p>9344677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диатор кондиционера для авто</text:p>
          </table:table-cell>
          <table:table-cell table:style-name="ce5" office:value-type="float" office:value="85833530" calcext:value-type="float">
            <text:p>8583353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рмозной цилиндр</text:p>
          </table:table-cell>
          <table:table-cell table:style-name="ce5" office:value-type="float" office:value="85842992" calcext:value-type="float">
            <text:p>8584299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озетка для АКБ</text:p>
          </table:table-cell>
          <table:table-cell table:style-name="ce5" office:value-type="float" office:value="100703323" calcext:value-type="float">
            <text:p>10070332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льцо поршневое</text:p>
          </table:table-cell>
          <table:table-cell table:style-name="ce5" office:value-type="float" office:value="85814700" calcext:value-type="float">
            <text:p>858147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ссора подвески для авто</text:p>
          </table:table-cell>
          <table:table-cell table:style-name="ce5" office:value-type="float" office:value="86295848" calcext:value-type="float">
            <text:p>8629584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 болтов головки цилиндра</text:p>
          </table:table-cell>
          <table:table-cell table:style-name="ce5" office:value-type="float" office:value="33696915" calcext:value-type="float">
            <text:p>3369691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 оборудования для уборки кукурузы для спецтехники</text:p>
          </table:table-cell>
          <table:table-cell table:style-name="ce5" office:value-type="float" office:value="101636794" calcext:value-type="float">
            <text:p>10163679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убка стеклоомывателя</text:p>
          </table:table-cell>
          <table:table-cell table:style-name="ce5" office:value-type="float" office:value="85819791" calcext:value-type="float">
            <text:p>8581979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оршень двигателя</text:p>
          </table:table-cell>
          <table:table-cell table:style-name="ce5" office:value-type="float" office:value="33696913" calcext:value-type="float">
            <text:p>3369691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лесная арка для авто</text:p>
          </table:table-cell>
          <table:table-cell table:style-name="ce5" office:value-type="float" office:value="101407402" calcext:value-type="float">
            <text:p>10140740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Вакуумный усилитель тормозов</text:p>
          </table:table-cell>
          <table:table-cell table:style-name="ce5" office:value-type="float" office:value="87777701" calcext:value-type="float">
            <text:p>8777770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шетка радиатора авто</text:p>
          </table:table-cell>
          <table:table-cell table:style-name="ce5" office:value-type="float" office:value="100186418" calcext:value-type="float">
            <text:p>10018641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улиса и составляющие для авто</text:p>
          </table:table-cell>
          <table:table-cell table:style-name="ce5" office:value-type="float" office:value="85817258" calcext:value-type="float">
            <text:p>8581725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естерня, звезда, шкив ДВС</text:p>
          </table:table-cell>
          <table:table-cell table:style-name="ce5" office:value-type="float" office:value="86292455" calcext:value-type="float">
            <text:p>8629245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пчасти для снегохода</text:p>
          </table:table-cell>
          <table:table-cell table:style-name="ce5" office:value-type="float" office:value="101491477" calcext:value-type="float">
            <text:p>10149147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Балка для спецтехники</text:p>
          </table:table-cell>
          <table:table-cell table:style-name="ce5" office:value-type="float" office:value="101636762" calcext:value-type="float">
            <text:p>10163676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ующие светодиодной лампы для авто</text:p>
          </table:table-cell>
          <table:table-cell table:style-name="ce5" office:value-type="float" office:value="92496698" calcext:value-type="float">
            <text:p>9249669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ышка, пробка бачка для авто</text:p>
          </table:table-cell>
          <table:table-cell table:style-name="ce5" office:value-type="float" office:value="86296620" calcext:value-type="float">
            <text:p>8629662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епеж глушителя</text:p>
          </table:table-cell>
          <table:table-cell table:style-name="ce5" office:value-type="float" office:value="33698296" calcext:value-type="float">
            <text:p>336982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тойка стабилизатора</text:p>
          </table:table-cell>
          <table:table-cell table:style-name="ce5" office:value-type="float" office:value="85824275" calcext:value-type="float">
            <text:p>8582427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трубок воздушный</text:p>
          </table:table-cell>
          <table:table-cell table:style-name="ce5" office:value-type="float" office:value="85842811" calcext:value-type="float">
            <text:p>8584281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отор стеклоочистителя</text:p>
          </table:table-cell>
          <table:table-cell table:style-name="ce5" office:value-type="float" office:value="86471711" calcext:value-type="float">
            <text:p>8647171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нопка для спецтехники</text:p>
          </table:table-cell>
          <table:table-cell table:style-name="ce5" office:value-type="float" office:value="101636796" calcext:value-type="float">
            <text:p>1016367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кив компрессора кондиционера для авто</text:p>
          </table:table-cell>
          <table:table-cell table:style-name="ce5" office:value-type="float" office:value="85833639" calcext:value-type="float">
            <text:p>8583363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айлентблок, втулка подвески</text:p>
          </table:table-cell>
          <table:table-cell table:style-name="ce5" office:value-type="float" office:value="85824274" calcext:value-type="float">
            <text:p>8582427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ычаг, тяга подвески</text:p>
          </table:table-cell>
          <table:table-cell table:style-name="ce5" office:value-type="float" office:value="85828600" calcext:value-type="float">
            <text:p>8582860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онштейн крепления подвески для авто</text:p>
          </table:table-cell>
          <table:table-cell table:style-name="ce5" office:value-type="float" office:value="86296215" calcext:value-type="float">
            <text:p>8629621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ос открывания лючка бензобака, двери, капота, багажника</text:p>
          </table:table-cell>
          <table:table-cell table:style-name="ce5" office:value-type="float" office:value="101292869" calcext:value-type="float">
            <text:p>10129286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апан рециркуляции ОГ (EGR)</text:p>
          </table:table-cell>
          <table:table-cell table:style-name="ce5" office:value-type="float" office:value="86292215" calcext:value-type="float">
            <text:p>8629221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рмозная трубка</text:p>
          </table:table-cell>
          <table:table-cell table:style-name="ce5" office:value-type="float" office:value="85842993" calcext:value-type="float">
            <text:p>8584299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ан системы отопления для авто</text:p>
          </table:table-cell>
          <table:table-cell table:style-name="ce5" office:value-type="float" office:value="86295790" calcext:value-type="float">
            <text:p>8629579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рышка багажника автомобильная</text:p>
          </table:table-cell>
          <table:table-cell table:style-name="ce5" office:value-type="float" office:value="93446788" calcext:value-type="float">
            <text:p>9344678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робка диапазонов для спецтехники</text:p>
          </table:table-cell>
          <table:table-cell table:style-name="ce5" office:value-type="float" office:value="101636799" calcext:value-type="float">
            <text:p>10163679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аслосъемный колпачок</text:p>
          </table:table-cell>
          <table:table-cell table:style-name="ce5" office:value-type="float" office:value="33697162" calcext:value-type="float">
            <text:p>33697162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пливный насос высокого давления (ТНВД)</text:p>
          </table:table-cell>
          <table:table-cell table:style-name="ce5" office:value-type="float" office:value="85842816" calcext:value-type="float">
            <text:p>8584281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ивод в сборе (полуось)</text:p>
          </table:table-cell>
          <table:table-cell table:style-name="ce5" office:value-type="float" office:value="85817263" calcext:value-type="float">
            <text:p>8581726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ружина подвески</text:p>
          </table:table-cell>
          <table:table-cell table:style-name="ce5" office:value-type="float" office:value="85829719" calcext:value-type="float">
            <text:p>8582971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зистор отопителя для авто</text:p>
          </table:table-cell>
          <table:table-cell table:style-name="ce5" office:value-type="float" office:value="86295791" calcext:value-type="float">
            <text:p>8629579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комплект для тормозной системы</text:p>
          </table:table-cell>
          <table:table-cell table:style-name="ce5" office:value-type="float" office:value="85842996" calcext:value-type="float">
            <text:p>858429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Замок зажигания для авто</text:p>
          </table:table-cell>
          <table:table-cell table:style-name="ce5" office:value-type="float" office:value="86296490" calcext:value-type="float">
            <text:p>8629649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ержавка для спецтехники</text:p>
          </table:table-cell>
          <table:table-cell table:style-name="ce5" office:value-type="float" office:value="101636778" calcext:value-type="float">
            <text:p>10163677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опливная система</text:p>
          </table:table-cell>
          <table:table-cell table:style-name="ce5" office:value-type="float" office:value="33698197" calcext:value-type="float">
            <text:p>3369819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еталь картера КПП</text:p>
          </table:table-cell>
          <table:table-cell table:style-name="ce5" office:value-type="float" office:value="86332053" calcext:value-type="float">
            <text:p>863320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апан нагнетательный для авто</text:p>
          </table:table-cell>
          <table:table-cell table:style-name="ce5" office:value-type="float" office:value="101200123" calcext:value-type="float">
            <text:p>10120012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невмоподушка подвески</text:p>
          </table:table-cell>
          <table:table-cell table:style-name="ce5" office:value-type="float" office:value="87777748" calcext:value-type="float">
            <text:p>8777774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ШРУС привода</text:p>
          </table:table-cell>
          <table:table-cell table:style-name="ce5" office:value-type="float" office:value="36201240" calcext:value-type="float">
            <text:p>3620124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люч доступа в авто</text:p>
          </table:table-cell>
          <table:table-cell table:style-name="ce5" office:value-type="float" office:value="99199719" calcext:value-type="float">
            <text:p>9919971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атчик для авто</text:p>
          </table:table-cell>
          <table:table-cell table:style-name="ce5" office:value-type="float" office:value="85843109" calcext:value-type="float">
            <text:p>8584310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Цепь приводная и ГРМ</text:p>
          </table:table-cell>
          <table:table-cell table:style-name="ce5" office:value-type="float" office:value="85813696" calcext:value-type="float">
            <text:p>8581369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дуктор заднего моста для авто</text:p>
          </table:table-cell>
          <table:table-cell table:style-name="ce5" office:value-type="float" office:value="86332233" calcext:value-type="float">
            <text:p>8633223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асходомер воздуха</text:p>
          </table:table-cell>
          <table:table-cell table:style-name="ce5" office:value-type="float" office:value="87777746" calcext:value-type="float">
            <text:p>87777746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тартер для авто</text:p>
          </table:table-cell>
          <table:table-cell table:style-name="ce5" office:value-type="float" office:value="85844628" calcext:value-type="float">
            <text:p>8584462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лесо направляющее на экскаватор</text:p>
          </table:table-cell>
          <table:table-cell table:style-name="ce5" office:value-type="float" office:value="101491535" calcext:value-type="float">
            <text:p>101491535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ермостат автомобильный</text:p>
          </table:table-cell>
          <table:table-cell table:style-name="ce5" office:value-type="float" office:value="39655598" calcext:value-type="float">
            <text:p>3965559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еталь синхронизатора КПП</text:p>
          </table:table-cell>
          <table:table-cell table:style-name="ce5" office:value-type="float" office:value="86332054" calcext:value-type="float">
            <text:p>86332054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Система контроля давления в шинах</text:p>
          </table:table-cell>
          <table:table-cell table:style-name="ce5" office:value-type="float" office:value="74198537" calcext:value-type="float">
            <text:p>7419853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Трапеция стеклоподъемника</text:p>
          </table:table-cell>
          <table:table-cell table:style-name="ce5" office:value-type="float" office:value="87891853" calcext:value-type="float">
            <text:p>878918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отор печки для авто</text:p>
          </table:table-cell>
          <table:table-cell table:style-name="ce5" office:value-type="float" office:value="78305548" calcext:value-type="float">
            <text:p>7830554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Ремкомплект турбины для авто</text:p>
          </table:table-cell>
          <table:table-cell table:style-name="ce5" office:value-type="float" office:value="95311260" calcext:value-type="float">
            <text:p>9531126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Патрубок системы отопления для авто</text:p>
          </table:table-cell>
          <table:table-cell table:style-name="ce5" office:value-type="float" office:value="85833529" calcext:value-type="float">
            <text:p>8583352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улак поворотный</text:p>
          </table:table-cell>
          <table:table-cell table:style-name="ce5" office:value-type="float" office:value="85831483" calcext:value-type="float">
            <text:p>8583148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отор стеклоподъемника</text:p>
          </table:table-cell>
          <table:table-cell table:style-name="ce5" office:value-type="float" office:value="86472353" calcext:value-type="float">
            <text:p>86472353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Масляный поддон для авто</text:p>
          </table:table-cell>
          <table:table-cell table:style-name="ce5" office:value-type="float" office:value="86292271" calcext:value-type="float">
            <text:p>86292271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ннектор для спецтехники</text:p>
          </table:table-cell>
          <table:table-cell table:style-name="ce5" office:value-type="float" office:value="101636798" calcext:value-type="float">
            <text:p>10163679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Датчик уровня топлива</text:p>
          </table:table-cell>
          <table:table-cell table:style-name="ce5" office:value-type="float" office:value="33698199" calcext:value-type="float">
            <text:p>3369819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Авто/мото запчасти</text:p>
          </table:table-cell>
          <table:table-cell table:style-name="ce4" office:value-type="string" calcext:value-type="string">
            <text:p>Комплектующие генератора для авто</text:p>
          </table:table-cell>
          <table:table-cell table:style-name="ce5" office:value-type="float" office:value="85844668" calcext:value-type="float">
            <text:p>85844668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Камеры для колес авто</text:p>
          </table:table-cell>
          <table:table-cell table:style-name="ce4" office:value-type="string" calcext:value-type="string">
            <text:p>Камера автомобильная</text:p>
          </table:table-cell>
          <table:table-cell table:style-name="ce5" office:value-type="float" office:value="68110779" calcext:value-type="float">
            <text:p>68110779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Масла</text:p>
          </table:table-cell>
          <table:table-cell table:style-name="ce4" office:value-type="string" calcext:value-type="string">
            <text:p>Автохимия - Масло моторное</text:p>
          </table:table-cell>
          <table:table-cell table:style-name="ce5" office:value-type="float" office:value="33717370" calcext:value-type="float">
            <text:p>33717370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Масла</text:p>
          </table:table-cell>
          <table:table-cell table:style-name="ce4" office:value-type="string" calcext:value-type="string">
            <text:p>Автохимия - Трансмиссионное, гидравлическое масла</text:p>
          </table:table-cell>
          <table:table-cell table:style-name="ce5" office:value-type="float" office:value="81105347" calcext:value-type="float">
            <text:p>81105347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Автотовары</text:p>
          </table:table-cell>
          <table:table-cell table:style-name="ce4" office:value-type="string" calcext:value-type="string">
            <text:p>Масла</text:p>
          </table:table-cell>
          <table:table-cell table:style-name="ce4" office:value-type="string" calcext:value-type="string">
            <text:p>Автохимия - Промывочное масло, жидкость</text:p>
          </table:table-cell>
          <table:table-cell table:style-name="ce5" office:value-type="float" office:value="85968767" calcext:value-type="float">
            <text:p>85968767</text:p>
          </table:table-cell>
          <table:table-cell table:style-name="ce6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08" meta:object-count="0"/>
    <meta:generator>LibreOfficeDev/6.0.5.2$Linux_X86_64 LibreOffice_project/</meta:generator>
  </office:meta>
</office:document-meta>
</file>